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100002000000000A0000000A2DB17B76.gif" manifest:media-type="image/gif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1.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13.414cm"/>
    </style:style>
    <style:style style:name="ro1" style:family="table-row">
      <style:table-row-properties style:row-height="0.5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581cm" svg:y="7.477cm">
            <draw:object draw:notify-on-update-of-ranges="Sheet1.D1:Sheet1.D1 Sheet1.D2:Sheet1.D172 Sheet1.E1:Sheet1.E1 Sheet1.E2:Sheet1.E1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23.917cm" svg:y="7.82cm">
            <draw:object draw:notify-on-update-of-ranges="Sheet1.D1:Sheet1.D1 Sheet1.D2:Sheet1.D172 Sheet1.E1:Sheet1.E1 Sheet1.E2:Sheet1.E1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101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Raw x</text:p>
          </table:table-cell>
          <table:table-cell table:style-name="ce1" office:value-type="string" calcext:value-type="string">
            <text:p>Raw 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4"/>
          <table:table-cell table:style-name="ce1" office:value-type="string" calcext:value-type="string">
            <text:p>Info</text:p>
          </table:table-cell>
          <table:table-cell table:style-name="ce4" table:number-columns-repeated="2"/>
          <table:table-cell table:style-name="ce6" office:value-type="string" calcext:value-type="string">
            <text:p>Comments</text:p>
          </table:table-cell>
          <table:table-cell table:style-name="ce6" table:number-columns-repeated="1013"/>
          <table:table-cell table:style-name="ce7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45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45" calcext:value-type="float">
            <text:p>145</text:p>
          </table:table-cell>
          <table:table-cell table:style-name="ce5"/>
          <table:table-cell table:style-name="ce2" office:value-type="string" calcext:value-type="string">
            <text:p>Total time (s):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office:value-type="string" calcext:value-type="string">
            <text:p>Day, indoor, di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/>
          <table:table-cell table:style-name="ce2" office:value-type="string" calcext:value-type="string">
            <text:p>Total samples:</text:p>
          </table:table-cell>
          <table:table-cell table:style-name="ce2" office:value-type="float" office:value="171" calcext:value-type="float">
            <text:p>171</text:p>
          </table:table-cell>
          <table:table-cell table:style-name="ce5"/>
          <table:table-cell office:value-type="string" calcext:value-type="string">
            <text:p>First half: ~1.5m, moving up/down/left/right – good da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375</text:p>
          </table:table-cell>
          <table:table-cell table:style-name="ce2"/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75" calcext:value-type="float">
            <text:p>375</text:p>
          </table:table-cell>
          <table:table-cell table:style-name="ce5"/>
          <table:table-cell table:style-name="ce2" office:value-type="string" calcext:value-type="string">
            <text:p>Average speed (Hz):</text:p>
          </table:table-cell>
          <table:table-cell table:style-name="ce2" office:value-type="float" office:value="2.85" calcext:value-type="float">
            <text:p>2.85</text:p>
          </table:table-cell>
          <table:table-cell table:style-name="ce5"/>
          <table:table-cell office:value-type="string" calcext:value-type="string">
            <text:p>Second half: ~3-4m - pretty bad da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x=586</text:p>
          </table:table-cell>
          <table:table-cell table:style-name="ce2" office:value-type="string" calcext:value-type="string">
            <text:p>y=417</text:p>
          </table:table-cell>
          <table:table-cell table:style-name="ce2"/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417" calcext:value-type="float">
            <text:p>417</text:p>
          </table:table-cell>
          <table:table-cell table:style-name="ce5"/>
          <table:table-cell table:style-name="Default"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x=267</text:p>
          </table:table-cell>
          <table:table-cell table:style-name="ce2" office:value-type="string" calcext:value-type="string">
            <text:p>y=373</text:p>
          </table:table-cell>
          <table:table-cell table:style-name="ce2"/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373" calcext:value-type="float">
            <text:p>373</text:p>
          </table:table-cell>
          <table:table-cell table:style-name="ce5"/>
          <table:table-cell table:style-name="Default"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x=440</text:p>
          </table:table-cell>
          <table:table-cell table:style-name="ce2" office:value-type="string" calcext:value-type="string">
            <text:p>y=125</text:p>
          </table:table-cell>
          <table:table-cell table:style-name="ce2"/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Default"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5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83</text:p>
          </table:table-cell>
          <table:table-cell table:style-name="ce2" office:value-type="string" calcext:value-type="string">
            <text:p>y=366</text:p>
          </table:table-cell>
          <table:table-cell table:style-name="ce2"/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366" calcext:value-type="float">
            <text:p>3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3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9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9</text:p>
          </table:table-cell>
          <table:table-cell table:style-name="ce2" office:value-type="string" calcext:value-type="string">
            <text:p>y=160</text:p>
          </table:table-cell>
          <table:table-cell table:style-name="ce2"/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60" calcext:value-type="float">
            <text:p>16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2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8</text:p>
          </table:table-cell>
          <table:table-cell table:style-name="ce2" office:value-type="string" calcext:value-type="string">
            <text:p>y=157</text:p>
          </table:table-cell>
          <table:table-cell table:style-name="ce2"/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157" calcext:value-type="float">
            <text:p>15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0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2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9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5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8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5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1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4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78</text:p>
          </table:table-cell>
          <table:table-cell table:style-name="ce2" office:value-type="string" calcext:value-type="string">
            <text:p>y=173</text:p>
          </table:table-cell>
          <table:table-cell table:style-name="ce2"/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173" calcext:value-type="float">
            <text:p>17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88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76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76" calcext:value-type="float">
            <text:p>1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3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3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5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4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2</text:p>
          </table:table-cell>
          <table:table-cell table:style-name="ce2"/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82" calcext:value-type="float">
            <text:p>18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06</text:p>
          </table:table-cell>
          <table:table-cell table:style-name="ce2" office:value-type="string" calcext:value-type="string">
            <text:p>y=183</text:p>
          </table:table-cell>
          <table:table-cell table:style-name="ce2"/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83" calcext:value-type="float">
            <text:p>18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80</text:p>
          </table:table-cell>
          <table:table-cell table:style-name="ce2" office:value-type="string" calcext:value-type="string">
            <text:p>y=236</text:p>
          </table:table-cell>
          <table:table-cell table:style-name="ce2"/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36" calcext:value-type="float">
            <text:p>23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6</text:p>
          </table:table-cell>
          <table:table-cell table:style-name="ce2" office:value-type="string" calcext:value-type="string">
            <text:p>y=300</text:p>
          </table:table-cell>
          <table:table-cell table:style-name="ce2"/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00" calcext:value-type="float">
            <text:p>3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8</text:p>
          </table:table-cell>
          <table:table-cell table:style-name="ce2" office:value-type="string" calcext:value-type="string">
            <text:p>y=319</text:p>
          </table:table-cell>
          <table:table-cell table:style-name="ce2"/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7</text:p>
          </table:table-cell>
          <table:table-cell table:style-name="ce2" office:value-type="string" calcext:value-type="string">
            <text:p>y=319</text:p>
          </table:table-cell>
          <table:table-cell table:style-name="ce2"/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9" calcext:value-type="float">
            <text:p>3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3</text:p>
          </table:table-cell>
          <table:table-cell table:style-name="ce2" office:value-type="string" calcext:value-type="string">
            <text:p>y=324</text:p>
          </table:table-cell>
          <table:table-cell table:style-name="ce2"/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24" calcext:value-type="float">
            <text:p>3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0</text:p>
          </table:table-cell>
          <table:table-cell table:style-name="ce2" office:value-type="string" calcext:value-type="string">
            <text:p>y=325</text:p>
          </table:table-cell>
          <table:table-cell table:style-name="ce2"/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25" calcext:value-type="float">
            <text:p>32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7</text:p>
          </table:table-cell>
          <table:table-cell table:style-name="ce2" office:value-type="string" calcext:value-type="string">
            <text:p>y=321</text:p>
          </table:table-cell>
          <table:table-cell table:style-name="ce2"/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21" calcext:value-type="float">
            <text:p>3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2</text:p>
          </table:table-cell>
          <table:table-cell table:style-name="ce2" office:value-type="string" calcext:value-type="string">
            <text:p>y=321</text:p>
          </table:table-cell>
          <table:table-cell table:style-name="ce2"/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21" calcext:value-type="float">
            <text:p>3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20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20" calcext:value-type="float">
            <text:p>32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0</text:p>
          </table:table-cell>
          <table:table-cell table:style-name="ce2" office:value-type="string" calcext:value-type="string">
            <text:p>y=318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8" calcext:value-type="float">
            <text:p>31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2</text:p>
          </table:table-cell>
          <table:table-cell table:style-name="ce2" office:value-type="string" calcext:value-type="string">
            <text:p>y=318</text:p>
          </table:table-cell>
          <table:table-cell table:style-name="ce2"/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18" calcext:value-type="float">
            <text:p>31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317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17" calcext:value-type="float">
            <text:p>31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296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96" calcext:value-type="float">
            <text:p>2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9</text:p>
          </table:table-cell>
          <table:table-cell table:style-name="ce2" office:value-type="string" calcext:value-type="string">
            <text:p>y=217</text:p>
          </table:table-cell>
          <table:table-cell table:style-name="ce2"/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217" calcext:value-type="float">
            <text:p>21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5</text:p>
          </table:table-cell>
          <table:table-cell table:style-name="ce2" office:value-type="string" calcext:value-type="string">
            <text:p>y=119</text:p>
          </table:table-cell>
          <table:table-cell table:style-name="ce2"/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119" calcext:value-type="float">
            <text:p>11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2</text:p>
          </table:table-cell>
          <table:table-cell table:style-name="ce2" office:value-type="string" calcext:value-type="string">
            <text:p>y=104</text:p>
          </table:table-cell>
          <table:table-cell table:style-name="ce2"/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04" calcext:value-type="float">
            <text:p>10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0</text:p>
          </table:table-cell>
          <table:table-cell table:style-name="ce2" office:value-type="string" calcext:value-type="string">
            <text:p>y=103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3" calcext:value-type="float">
            <text:p>10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2</text:p>
          </table:table-cell>
          <table:table-cell table:style-name="ce2" office:value-type="string" calcext:value-type="string">
            <text:p>y=106</text:p>
          </table:table-cell>
          <table:table-cell table:style-name="ce2"/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06" calcext:value-type="float">
            <text:p>1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6</text:p>
          </table:table-cell>
          <table:table-cell table:style-name="ce2" office:value-type="string" calcext:value-type="string">
            <text:p>y=122</text:p>
          </table:table-cell>
          <table:table-cell table:style-name="ce2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22" calcext:value-type="float">
            <text:p>12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7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5</text:p>
          </table:table-cell>
          <table:table-cell table:style-name="ce2" office:value-type="string" calcext:value-type="string">
            <text:p>y=185</text:p>
          </table:table-cell>
          <table:table-cell table:style-name="ce2"/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85" calcext:value-type="float">
            <text:p>18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0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196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96" calcext:value-type="float">
            <text:p>1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3</text:p>
          </table:table-cell>
          <table:table-cell table:style-name="ce2" office:value-type="string" calcext:value-type="string">
            <text:p>y=199</text:p>
          </table:table-cell>
          <table:table-cell table:style-name="ce2"/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199" calcext:value-type="float">
            <text:p>19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4</text:p>
          </table:table-cell>
          <table:table-cell table:style-name="ce2" office:value-type="string" calcext:value-type="string">
            <text:p>y=204</text:p>
          </table:table-cell>
          <table:table-cell table:style-name="ce2"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04" calcext:value-type="float">
            <text:p>20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0</text:p>
          </table:table-cell>
          <table:table-cell table:style-name="ce2" office:value-type="string" calcext:value-type="string">
            <text:p>y=210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10" calcext:value-type="float">
            <text:p>21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8</text:p>
          </table:table-cell>
          <table:table-cell table:style-name="ce2" office:value-type="string" calcext:value-type="string">
            <text:p>y=202</text:p>
          </table:table-cell>
          <table:table-cell table:style-name="ce2"/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202" calcext:value-type="float">
            <text:p>2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4</text:p>
          </table:table-cell>
          <table:table-cell table:style-name="ce2" office:value-type="string" calcext:value-type="string">
            <text:p>y=211</text:p>
          </table:table-cell>
          <table:table-cell table:style-name="ce2"/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11" calcext:value-type="float">
            <text:p>21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4</text:p>
          </table:table-cell>
          <table:table-cell table:style-name="ce2" office:value-type="string" calcext:value-type="string">
            <text:p>y=210</text:p>
          </table:table-cell>
          <table:table-cell table:style-name="ce2"/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10" calcext:value-type="float">
            <text:p>21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8</text:p>
          </table:table-cell>
          <table:table-cell table:style-name="ce2" office:value-type="string" calcext:value-type="string">
            <text:p>y=207</text:p>
          </table:table-cell>
          <table:table-cell table:style-name="ce2"/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207" calcext:value-type="float">
            <text:p>20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19</text:p>
          </table:table-cell>
          <table:table-cell table:style-name="ce2" office:value-type="string" calcext:value-type="string">
            <text:p>y=206</text:p>
          </table:table-cell>
          <table:table-cell table:style-name="ce2"/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06" calcext:value-type="float">
            <text:p>2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6</text:p>
          </table:table-cell>
          <table:table-cell table:style-name="ce2" office:value-type="string" calcext:value-type="string">
            <text:p>y=209</text:p>
          </table:table-cell>
          <table:table-cell table:style-name="ce2"/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209" calcext:value-type="float">
            <text:p>20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187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87" calcext:value-type="float">
            <text:p>18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5</text:p>
          </table:table-cell>
          <table:table-cell table:style-name="ce2" office:value-type="string" calcext:value-type="string">
            <text:p>y=174</text:p>
          </table:table-cell>
          <table:table-cell table:style-name="ce2"/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174" calcext:value-type="float">
            <text:p>17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9</text:p>
          </table:table-cell>
          <table:table-cell table:style-name="ce2" office:value-type="string" calcext:value-type="string">
            <text:p>y=180</text:p>
          </table:table-cell>
          <table:table-cell table:style-name="ce2"/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1</text:p>
          </table:table-cell>
          <table:table-cell table:style-name="ce2" office:value-type="string" calcext:value-type="string">
            <text:p>y=173</text:p>
          </table:table-cell>
          <table:table-cell table:style-name="ce2"/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73" calcext:value-type="float">
            <text:p>17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5</text:p>
          </table:table-cell>
          <table:table-cell table:style-name="ce2" office:value-type="string" calcext:value-type="string">
            <text:p>y=172</text:p>
          </table:table-cell>
          <table:table-cell table:style-name="ce2"/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72" calcext:value-type="float">
            <text:p>1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31</text:p>
          </table:table-cell>
          <table:table-cell table:style-name="ce2" office:value-type="string" calcext:value-type="string">
            <text:p>y=337</text:p>
          </table:table-cell>
          <table:table-cell table:style-name="ce2"/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337" calcext:value-type="float">
            <text:p>33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24" calcext:value-type="float">
            <text:p>1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24" calcext:value-type="float">
            <text:p>12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21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21" calcext:value-type="float">
            <text:p>2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2</text:p>
          </table:table-cell>
          <table:table-cell table:style-name="ce2" office:value-type="string" calcext:value-type="string">
            <text:p>y=399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399" calcext:value-type="float">
            <text:p>39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6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55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55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8</text:p>
          </table:table-cell>
          <table:table-cell table:style-name="ce2" office:value-type="string" calcext:value-type="string">
            <text:p>y=275</text:p>
          </table:table-cell>
          <table:table-cell table:style-name="ce2"/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275" calcext:value-type="float">
            <text:p>27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3</text:p>
          </table:table-cell>
          <table:table-cell table:style-name="ce2" office:value-type="string" calcext:value-type="string">
            <text:p>y=276</text:p>
          </table:table-cell>
          <table:table-cell table:style-name="ce2"/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276" calcext:value-type="float">
            <text:p>2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7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27" calcext:value-type="float">
            <text:p>12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3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4</text:p>
          </table:table-cell>
          <table:table-cell table:style-name="ce2"/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234" calcext:value-type="float">
            <text:p>23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7</text:p>
          </table:table-cell>
          <table:table-cell table:style-name="ce2" office:value-type="string" calcext:value-type="string">
            <text:p>y=400</text:p>
          </table:table-cell>
          <table:table-cell table:style-name="ce2"/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400" calcext:value-type="float">
            <text:p>40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62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62" calcext:value-type="float">
            <text:p>2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0</text:p>
          </table:table-cell>
          <table:table-cell table:style-name="ce2" office:value-type="string" calcext:value-type="string">
            <text:p>y=236</text:p>
          </table:table-cell>
          <table:table-cell table:style-name="ce2"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236" calcext:value-type="float">
            <text:p>23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69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69" calcext:value-type="float">
            <text:p>26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8</text:p>
          </table:table-cell>
          <table:table-cell table:style-name="ce2"/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238" calcext:value-type="float">
            <text:p>23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1</text:p>
          </table:table-cell>
          <table:table-cell table:style-name="ce2" office:value-type="string" calcext:value-type="string">
            <text:p>y=238</text:p>
          </table:table-cell>
          <table:table-cell table:style-name="ce2"/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238" calcext:value-type="float">
            <text:p>23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2</text:p>
          </table:table-cell>
          <table:table-cell table:style-name="ce2" office:value-type="string" calcext:value-type="string">
            <text:p>y=40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403" calcext:value-type="float">
            <text:p>40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9</text:p>
          </table:table-cell>
          <table:table-cell table:style-name="ce2" office:value-type="string" calcext:value-type="string">
            <text:p>y=277</text:p>
          </table:table-cell>
          <table:table-cell table:style-name="ce2"/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277" calcext:value-type="float">
            <text:p>27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0</text:p>
          </table:table-cell>
          <table:table-cell table:style-name="ce2" office:value-type="string" calcext:value-type="string">
            <text:p>y=406</text:p>
          </table:table-cell>
          <table:table-cell table:style-name="ce2"/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06" calcext:value-type="float">
            <text:p>40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68</text:p>
          </table:table-cell>
          <table:table-cell table:style-name="ce2" office:value-type="string" calcext:value-type="string">
            <text:p>y=333</text:p>
          </table:table-cell>
          <table:table-cell table:style-name="ce2"/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33" calcext:value-type="float">
            <text:p>33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11</text:p>
          </table:table-cell>
          <table:table-cell table:style-name="ce2" office:value-type="string" calcext:value-type="string">
            <text:p>y=395</text:p>
          </table:table-cell>
          <table:table-cell table:style-name="ce2"/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8</text:p>
          </table:table-cell>
          <table:table-cell table:style-name="ce2" office:value-type="string" calcext:value-type="string">
            <text:p>y=125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25" calcext:value-type="float">
            <text:p>12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97</text:p>
          </table:table-cell>
          <table:table-cell table:style-name="ce2" office:value-type="string" calcext:value-type="string">
            <text:p>y=372</text:p>
          </table:table-cell>
          <table:table-cell table:style-name="ce2"/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372" calcext:value-type="float">
            <text:p>3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3</text:p>
          </table:table-cell>
          <table:table-cell table:style-name="ce2" office:value-type="string" calcext:value-type="string">
            <text:p>y=276</text:p>
          </table:table-cell>
          <table:table-cell table:style-name="ce2"/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276" calcext:value-type="float">
            <text:p>2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395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5" calcext:value-type="float">
            <text:p>39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03</text:p>
          </table:table-cell>
          <table:table-cell table:style-name="ce2" office:value-type="string" calcext:value-type="string">
            <text:p>y=322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22" calcext:value-type="float">
            <text:p>32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14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14" calcext:value-type="float">
            <text:p>21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39</text:p>
          </table:table-cell>
          <table:table-cell table:style-name="ce2" office:value-type="string" calcext:value-type="string">
            <text:p>y=121</text:p>
          </table:table-cell>
          <table:table-cell table:style-name="ce2"/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21" calcext:value-type="float">
            <text:p>1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04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07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221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221" calcext:value-type="float">
            <text:p>22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12</text:p>
          </table:table-cell>
          <table:table-cell table:style-name="ce2" office:value-type="string" calcext:value-type="string">
            <text:p>y=402</text:p>
          </table:table-cell>
          <table:table-cell table:style-name="ce2"/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2" calcext:value-type="float">
            <text:p>40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141</text:p>
          </table:table-cell>
          <table:table-cell table:style-name="ce2" office:value-type="string" calcext:value-type="string">
            <text:p>y=181</text:p>
          </table:table-cell>
          <table:table-cell table:style-name="ce2"/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81" calcext:value-type="float">
            <text:p>18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33</text:p>
          </table:table-cell>
          <table:table-cell table:style-name="ce2" office:value-type="string" calcext:value-type="string">
            <text:p>y=186</text:p>
          </table:table-cell>
          <table:table-cell table:style-name="ce2"/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86" calcext:value-type="float">
            <text:p>18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2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5</text:p>
          </table:table-cell>
          <table:table-cell table:style-name="ce2" office:value-type="string" calcext:value-type="string">
            <text:p>y=161</text:p>
          </table:table-cell>
          <table:table-cell table:style-name="ce2"/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61" calcext:value-type="float">
            <text:p>16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3</text:p>
          </table:table-cell>
          <table:table-cell table:style-name="ce2" office:value-type="string" calcext:value-type="string">
            <text:p>y=162</text:p>
          </table:table-cell>
          <table:table-cell table:style-name="ce2"/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62" calcext:value-type="float">
            <text:p>16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3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5</text:p>
          </table:table-cell>
          <table:table-cell table:style-name="ce2" office:value-type="string" calcext:value-type="string">
            <text:p>y=163</text:p>
          </table:table-cell>
          <table:table-cell table:style-name="ce2"/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63" calcext:value-type="float">
            <text:p>16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9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3</text:p>
          </table:table-cell>
          <table:table-cell table:style-name="ce2" office:value-type="string" calcext:value-type="string">
            <text:p>y=164</text:p>
          </table:table-cell>
          <table:table-cell table:style-name="ce2"/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64" calcext:value-type="float">
            <text:p>16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5</text:p>
          </table:table-cell>
          <table:table-cell table:style-name="ce2"/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65" calcext:value-type="float">
            <text:p>16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27</text:p>
          </table:table-cell>
          <table:table-cell table:style-name="ce2" office:value-type="string" calcext:value-type="string">
            <text:p>y=396</text:p>
          </table:table-cell>
          <table:table-cell table:style-name="ce2"/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96" calcext:value-type="float">
            <text:p>39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38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6</text:p>
          </table:table-cell>
          <table:table-cell table:style-name="ce2"/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66" calcext:value-type="float">
            <text:p>16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4</text:p>
          </table:table-cell>
          <table:table-cell table:style-name="ce2" office:value-type="string" calcext:value-type="string">
            <text:p>y=167</text:p>
          </table:table-cell>
          <table:table-cell table:style-name="ce2"/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167" calcext:value-type="float">
            <text:p>16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3</text:p>
          </table:table-cell>
          <table:table-cell table:style-name="ce2" office:value-type="string" calcext:value-type="string">
            <text:p>y=170</text:p>
          </table:table-cell>
          <table:table-cell table:style-name="ce2"/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70" calcext:value-type="float">
            <text:p>17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1</text:p>
          </table:table-cell>
          <table:table-cell table:style-name="ce2" office:value-type="string" calcext:value-type="string">
            <text:p>y=176</text:p>
          </table:table-cell>
          <table:table-cell table:style-name="ce2"/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76" calcext:value-type="float">
            <text:p>17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480</text:p>
          </table:table-cell>
          <table:table-cell table:style-name="ce2" office:value-type="string" calcext:value-type="string">
            <text:p>y=170</text:p>
          </table:table-cell>
          <table:table-cell table:style-name="ce2"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0" calcext:value-type="float">
            <text:p>17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94</text:p>
          </table:table-cell>
          <table:table-cell table:style-name="ce2" office:value-type="string" calcext:value-type="string">
            <text:p>y=184</text:p>
          </table:table-cell>
          <table:table-cell table:style-name="ce2"/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184" calcext:value-type="float">
            <text:p>18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5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6</text:p>
          </table:table-cell>
          <table:table-cell table:style-name="ce2" office:value-type="string" calcext:value-type="string">
            <text:p>y=190</text:p>
          </table:table-cell>
          <table:table-cell table:style-name="ce2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0" calcext:value-type="float">
            <text:p>19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3</text:p>
          </table:table-cell>
          <table:table-cell table:style-name="ce2" office:value-type="string" calcext:value-type="string">
            <text:p>y=355</text:p>
          </table:table-cell>
          <table:table-cell table:style-name="ce2"/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55" calcext:value-type="float">
            <text:p>35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6</text:p>
          </table:table-cell>
          <table:table-cell table:style-name="ce2" office:value-type="string" calcext:value-type="string">
            <text:p>y=190</text:p>
          </table:table-cell>
          <table:table-cell table:style-name="ce2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0" calcext:value-type="float">
            <text:p>190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8</text:p>
          </table:table-cell>
          <table:table-cell table:style-name="ce2" office:value-type="string" calcext:value-type="string">
            <text:p>y=351</text:p>
          </table:table-cell>
          <table:table-cell table:style-name="ce2"/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51" calcext:value-type="float">
            <text:p>35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65</text:p>
          </table:table-cell>
          <table:table-cell table:style-name="ce2" office:value-type="string" calcext:value-type="string">
            <text:p>y=191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0</text:p>
          </table:table-cell>
          <table:table-cell table:style-name="ce2" office:value-type="string" calcext:value-type="string">
            <text:p>y=193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93" calcext:value-type="float">
            <text:p>193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39</text:p>
          </table:table-cell>
          <table:table-cell table:style-name="ce2" office:value-type="string" calcext:value-type="string">
            <text:p>y=277</text:p>
          </table:table-cell>
          <table:table-cell table:style-name="ce2"/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277" calcext:value-type="float">
            <text:p>27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52</text:p>
          </table:table-cell>
          <table:table-cell table:style-name="ce2" office:value-type="string" calcext:value-type="string">
            <text:p>y=148</text:p>
          </table:table-cell>
          <table:table-cell table:style-name="ce2"/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148" calcext:value-type="float">
            <text:p>14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4</text:p>
          </table:table-cell>
          <table:table-cell table:style-name="ce2" office:value-type="string" calcext:value-type="string">
            <text:p>y=358</text:p>
          </table:table-cell>
          <table:table-cell table:style-name="ce2"/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358" calcext:value-type="float">
            <text:p>35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345</text:p>
          </table:table-cell>
          <table:table-cell table:style-name="ce2" office:value-type="string" calcext:value-type="string">
            <text:p>y=145</text:p>
          </table:table-cell>
          <table:table-cell table:style-name="ce2"/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45" calcext:value-type="float">
            <text:p>145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7</text:p>
          </table:table-cell>
          <table:table-cell table:style-name="ce2" office:value-type="string" calcext:value-type="string">
            <text:p>y=191</text:p>
          </table:table-cell>
          <table:table-cell table:style-name="ce2"/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91" calcext:value-type="float">
            <text:p>191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2</text:p>
          </table:table-cell>
          <table:table-cell table:style-name="ce2" office:value-type="string" calcext:value-type="string">
            <text:p>y=194</text:p>
          </table:table-cell>
          <table:table-cell table:style-name="ce2"/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94" calcext:value-type="float">
            <text:p>194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71</text:p>
          </table:table-cell>
          <table:table-cell table:style-name="ce2" office:value-type="string" calcext:value-type="string">
            <text:p>y=188</text:p>
          </table:table-cell>
          <table:table-cell table:style-name="ce2"/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88" calcext:value-type="float">
            <text:p>18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58</text:p>
          </table:table-cell>
          <table:table-cell table:style-name="ce2" office:value-type="string" calcext:value-type="string">
            <text:p>y=189</text:p>
          </table:table-cell>
          <table:table-cell table:style-name="ce2"/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89" calcext:value-type="float">
            <text:p>18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42</text:p>
          </table:table-cell>
          <table:table-cell table:style-name="ce2" office:value-type="string" calcext:value-type="string">
            <text:p>y=272</text:p>
          </table:table-cell>
          <table:table-cell table:style-name="ce2"/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272" calcext:value-type="float">
            <text:p>272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284</text:p>
          </table:table-cell>
          <table:table-cell table:style-name="ce2" office:value-type="string" calcext:value-type="string">
            <text:p>y=357</text:p>
          </table:table-cell>
          <table:table-cell table:style-name="ce2"/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57" calcext:value-type="float">
            <text:p>35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table:style-name="ce2" office:value-type="string" calcext:value-type="string">
            <text:p>x=586</text:p>
          </table:table-cell>
          <table:table-cell table:style-name="ce2" office:value-type="string" calcext:value-type="string">
            <text:p>y=417</text:p>
          </table:table-cell>
          <table:table-cell table:style-name="ce2"/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417" calcext:value-type="float">
            <text:p>417</text:p>
          </table:table-cell>
          <table:table-cell table:style-name="ce5" table:number-columns-repeated="4"/>
          <table:table-cell table:number-columns-repeated="1015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ell</meta:initial-creator>
    <meta:creation-date>2015-11-07T16:09:06.247905504</meta:creation-date>
    <dc:date>2015-11-07T16:21:07.661672644</dc:date>
    <dc:creator>Peter Bell</dc:creator>
    <meta:editing-duration>P0D</meta:editing-duration>
    <meta:editing-cycles>1</meta:editing-cycles>
    <meta:document-statistic meta:table-count="1" meta:cell-count="699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5cm" svg:y="3.925cm" style:legend-expansion="high" chart:style-name="ch2"/>
        <chart:plot-area chart:style-name="ch3" table:cell-range-address="Sheet1.D1:Sheet1.E172" chart:data-source-has-labels="row" svg:x="0.32cm" svg:y="0.18cm" svg:width="13.825cm" svg:height="8.64cm">
          <chartooo:coordinate-region svg:x="1.143cm" svg:y="0.394cm" svg:width="13.002cm" svg:height="7.4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72" chart:label-cell-address="Sheet1.D1:Sheet1.D1" chart:class="chart:line">
            <chart:data-point chart:repeated="171"/>
          </chart:series>
          <chart:series chart:style-name="ch7" chart:values-cell-range-address="Sheet1.E2:Sheet1.E172" chart:label-cell-address="Sheet1.E1:Sheet1.E1" chart:class="chart:line">
            <chart:data-point chart:repeated="1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D1:Sheet1.D1</svg:desc>
                </draw:g>
              </table:table-cell>
              <table:table-cell office:value-type="string">
                <text:p>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Sheet1.D2:Sheet1.D172</svg:desc>
                </draw:g>
              </table:table-cell>
              <table:table-cell office:value-type="float" office:value="145">
                <text:p>145</text:p>
                <draw:g>
                  <svg:desc>Sheet1.E2:Sheet1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2DB17B76.gif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12cm" chart:symbol-height="0.212cm" chart:link-data-style-to-source="true">
        <chart:symbol-image xlink:href="Pictures/100002000000000A0000000A2DB17B76.gif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4cm" svg:y="4.187cm" style:legend-expansion="high" chart:style-name="ch2"/>
        <chart:plot-area chart:style-name="ch3" table:cell-range-address="Sheet1.D1:Sheet1.E172" chart:data-source-has-labels="row" svg:x="0.32cm" svg:y="0.18cm" svg:width="14.414cm" svg:height="8.64cm">
          <chartooo:coordinate-region svg:x="1.143cm" svg:y="0.393cm" svg:width="13.303cm" svg:height="7.7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72" chart:label-cell-address="Sheet1.E1:Sheet1.E1" chart:class="chart:scatter">
            <chart:domain table:cell-range-address="Sheet1.D2:Sheet1.D172"/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8">
                <text:p>338</text:p>
                <draw:g>
                  <svg:desc>Sheet1.D2:Sheet1.D172</svg:desc>
                </draw:g>
              </table:table-cell>
              <table:table-cell office:value-type="float" office:value="145">
                <text:p>145</text:p>
                <draw:g>
                  <svg:desc>Sheet1.E2:Sheet1.E1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">
                <text:p>27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">
                <text:p>26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">
                <text:p>53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">
                <text:p>5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">
                <text:p>32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">
                <text:p>35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">
                <text:p>3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2">
                <text:p>32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">
                <text:p>3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7">
                <text:p>30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">
                <text:p>30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4">
                <text:p>3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">
                <text:p>4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8">
                <text:p>3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6">
                <text:p>4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3">
                <text:p>40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4">
                <text:p>4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">
                <text:p>4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4">
                <text:p>4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6">
                <text:p>4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6">
                <text:p>3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3">
                <text:p>31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0">
                <text:p>3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">
                <text:p>30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4">
                <text:p>30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3">
                <text:p>3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9">
                <text:p>29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5">
                <text:p>29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2">
                <text:p>2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2">
                <text:p>2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6">
                <text:p>3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7">
                <text:p>3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">
                <text:p>3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">
                <text:p>3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4">
                <text:p>3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">
                <text:p>2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">
                <text:p>3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4">
                <text:p>3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4">
                <text:p>3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8">
                <text:p>3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5">
                <text:p>3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">
                <text:p>2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1">
                <text:p>2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">
                <text:p>2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8">
                <text:p>43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2">
                <text:p>2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">
                <text:p>1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8">
                <text:p>53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8">
                <text:p>43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">
                <text:p>20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5">
                <text:p>34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5">
                <text:p>34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">
                <text:p>2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0">
                <text:p>28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8">
                <text:p>36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8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7">
                <text:p>597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3">
                <text:p>5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3">
                <text:p>3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3">
                <text:p>30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">
                <text:p>3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">
                <text:p>43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4">
                <text:p>2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">
                <text:p>1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5">
                <text:p>3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">
                <text:p>21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">
                <text:p>3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8">
                <text:p>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3">
                <text:p>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3">
                <text:p>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9">
                <text:p>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1">
                <text:p>3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3">
                <text:p>3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4">
                <text:p>3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3">
                <text:p>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">
                <text:p>3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4">
                <text:p>3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7">
                <text:p>3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8">
                <text:p>3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1">
                <text:p>34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1">
                <text:p>3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">
                <text:p>34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">
                <text:p>3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">
                <text:p>3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80">
                <text:p>4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4">
                <text:p>2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">
                <text:p>27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5">
                <text:p>2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3">
                <text:p>27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6">
                <text:p>2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5">
                <text:p>2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0">
                <text:p>2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39">
                <text:p>53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4">
                <text:p>27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7">
                <text:p>27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2">
                <text:p>2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1">
                <text:p>27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8">
                <text:p>2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">
                <text:p>5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6">
                <text:p>5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